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280051" officeooo:paragraph-rsid="00280051"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7" style:family="paragraph" style:parent-style-name="Standard">
      <style:paragraph-properties fo:line-height="115%" fo:text-align="center" style:justify-single-word="false"/>
      <style:text-properties style:font-name="Liberation Mono" fo:font-size="10pt" fo:font-weight="bold" officeooo:rsid="00280051" officeooo:paragraph-rsid="00280051"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280051" officeooo:paragraph-rsid="00280051" style:font-size-asian="8.75pt" style:font-weight-asian="bold" style:font-size-complex="10pt" style:font-weight-complex="bold"/>
    </style:style>
    <style:style style:name="P9"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80051" officeooo:paragraph-rsid="00280051" style:font-size-asian="8.75pt" style:font-weight-asian="bold" style:font-size-complex="10pt" style:font-weight-complex="bold"/>
    </style:style>
    <style:style style:name="P10"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80051" officeooo:paragraph-rsid="00280051" style:font-size-asian="8.75pt" style:font-weight-asian="bold" style:font-size-complex="10pt" style:font-weight-complex="bold"/>
    </style:style>
    <style:style style:name="P11" style:family="paragraph" style:parent-style-name="Standard">
      <style:paragraph-properties fo:line-height="115%" fo:text-align="center" style:justify-single-word="false"/>
      <style:text-properties style:font-name="Liberation Mono" fo:font-size="10pt" fo:font-weight="bold" officeooo:rsid="002ad9db" officeooo:paragraph-rsid="002ad9db" style:font-size-asian="8.75pt" style:font-weight-asian="bold" style:font-size-complex="10pt" style:font-weight-complex="bold"/>
    </style:style>
    <style:style style:name="P12" style:family="paragraph" style:parent-style-name="Standard">
      <style:paragraph-properties fo:line-height="115%" fo:text-align="start" style:justify-single-word="false"/>
      <style:text-properties style:font-name="Liberation Mono" fo:font-size="10pt" fo:font-weight="bold" officeooo:rsid="002ad9db" officeooo:paragraph-rsid="002ad9db" style:font-size-asian="8.75pt" style:font-weight-asian="bold" style:font-size-complex="10pt" style:font-weight-complex="bold"/>
    </style:style>
    <style:style style:name="P13"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ad9db" officeooo:paragraph-rsid="002ad9db"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2b8174" officeooo:paragraph-rsid="002b8174" style:font-size-asian="8.75pt" style:font-weight-asian="bold" style:font-size-complex="10pt" style:font-weight-complex="bold"/>
    </style:style>
    <style:style style:name="P15" style:family="paragraph" style:parent-style-name="Standard">
      <style:paragraph-properties fo:line-height="115%" fo:text-align="start" style:justify-single-word="false"/>
      <style:text-properties style:font-name="Liberation Mono" fo:font-size="10pt" fo:font-weight="bold" officeooo:rsid="002b8174" officeooo:paragraph-rsid="002b8174" style:font-size-asian="8.75pt" style:font-weight-asian="bold" style:font-size-complex="10pt" style:font-weight-complex="bold"/>
    </style:style>
    <style:style style:name="P16"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b8174" officeooo:paragraph-rsid="002b8174" style:font-size-asian="8.75pt" style:font-weight-asian="bold" style:font-size-complex="10pt" style:font-weight-complex="bold"/>
    </style:style>
    <style:style style:name="P17" style:family="paragraph" style:parent-style-name="Standard">
      <style:paragraph-properties fo:line-height="115%" fo:text-align="center" style:justify-single-word="false"/>
      <style:text-properties style:font-name="Liberation Mono" fo:font-size="10pt" fo:font-weight="bold" officeooo:rsid="002e173e" officeooo:paragraph-rsid="002e173e" style:font-size-asian="8.75pt" style:font-weight-asian="bold" style:font-size-complex="10pt" style:font-weight-complex="bold"/>
    </style:style>
    <style:style style:name="P18" style:family="paragraph" style:parent-style-name="Standard">
      <style:paragraph-properties fo:line-height="115%" fo:text-align="start" style:justify-single-word="false"/>
      <style:text-properties style:font-name="Liberation Mono" fo:font-size="10pt" fo:font-weight="bold" officeooo:rsid="002e173e" officeooo:paragraph-rsid="002e173e" style:font-size-asian="8.75pt" style:font-weight-asian="bold" style:font-size-complex="10pt" style:font-weight-complex="bold"/>
    </style:style>
    <style:style style:name="P19"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e173e" officeooo:paragraph-rsid="002e173e" style:font-size-asian="8.75pt" style:font-weight-asian="bold" style:font-size-complex="10pt" style:font-weight-complex="bold"/>
    </style:style>
    <style:style style:name="P20"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21" style:family="paragraph" style:parent-style-name="Hanging_20_indent">
      <style:text-properties officeooo:paragraph-rsid="00280051"/>
    </style:style>
    <style:style style:name="P22" style:family="paragraph" style:parent-style-name="Hanging_20_indent">
      <style:text-properties officeooo:paragraph-rsid="002b8174"/>
    </style:style>
    <style:style style:name="P23" style:family="paragraph" style:parent-style-name="Hanging_20_indent">
      <style:text-properties officeooo:paragraph-rsid="002f29d7"/>
    </style:style>
    <style:style style:name="P24" style:family="paragraph" style:parent-style-name="Standard">
      <style:paragraph-properties fo:line-height="115%" fo:text-align="center" style:justify-single-word="false"/>
      <style:text-properties style:font-name="Liberation Mono" fo:font-size="10pt" fo:font-weight="bold" officeooo:rsid="001cf4c9" officeooo:paragraph-rsid="002e173e" style:font-size-asian="8.75pt" style:font-weight-asian="bold" style:font-size-complex="10pt" style:font-weight-complex="bold"/>
    </style:style>
    <style:style style:name="P25" style:family="paragraph" style:parent-style-name="Standard">
      <style:paragraph-properties fo:line-height="115%" fo:text-align="center" style:justify-single-word="false"/>
      <style:text-properties style:font-name="Liberation Mono" fo:font-size="10pt" fo:font-weight="bold" officeooo:rsid="001cf4c9" officeooo:paragraph-rsid="002f29d7" style:font-size-asian="8.75pt" style:font-weight-asian="bold" style:font-size-complex="10pt" style:font-weight-complex="bold"/>
    </style:style>
    <style:style style:name="P26" style:family="paragraph" style:parent-style-name="Standard">
      <style:paragraph-properties fo:line-height="115%" fo:text-align="center" style:justify-single-word="false"/>
      <style:text-properties style:font-name="Liberation Mono" fo:font-size="10pt" fo:font-weight="bold" officeooo:rsid="002f29d7" officeooo:paragraph-rsid="002f29d7" style:font-size-asian="8.75pt" style:font-weight-asian="bold" style:font-size-complex="10pt" style:font-weight-complex="bold"/>
    </style:style>
    <style:style style:name="P27" style:family="paragraph" style:parent-style-name="Standard">
      <style:paragraph-properties fo:line-height="115%" fo:text-align="start" style:justify-single-word="false"/>
      <style:text-properties style:font-name="Liberation Mono" fo:font-size="10pt" fo:font-weight="bold" officeooo:rsid="002f29d7" officeooo:paragraph-rsid="002f29d7" style:font-size-asian="8.75pt" style:font-weight-asian="bold" style:font-size-complex="10pt" style:font-weight-complex="bold"/>
    </style:style>
    <style:style style:name="P28"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f29d7" officeooo:paragraph-rsid="002f29d7" style:font-size-asian="8.75pt" style:font-weight-asian="bold" style:font-size-complex="10pt" style:font-weight-complex="bold"/>
    </style:style>
    <style:style style:name="P29" style:family="paragraph" style:parent-style-name="Standard">
      <style:paragraph-properties fo:line-height="115%" fo:text-align="center" style:justify-single-word="false"/>
      <style:text-properties style:font-name="Liberation Mono" fo:font-size="10pt" style:text-underline-style="wave" style:text-underline-width="auto" style:text-underline-color="font-color" fo:font-weight="bold" officeooo:rsid="002f29d7" officeooo:paragraph-rsid="002f29d7" style:font-size-asian="8.75pt" style:font-weight-asian="bold" style:font-size-complex="10pt" style:font-weight-complex="bold"/>
    </style:style>
    <style:style style:name="T1" style:family="text">
      <style:text-properties officeooo:rsid="002768e8"/>
    </style:style>
    <style:style style:name="T2" style:family="text">
      <style:text-properties officeooo:rsid="00280051"/>
    </style:style>
    <style:style style:name="T3" style:family="text">
      <style:text-properties officeooo:rsid="002ad9db"/>
    </style:style>
    <style:style style:name="T4" style:family="text">
      <style:text-properties officeooo:rsid="002b8174"/>
    </style:style>
    <style:style style:name="T5" style:family="text">
      <style:text-properties officeooo:rsid="002e173e"/>
    </style:style>
    <style:style style:name="T6" style:family="text">
      <style:text-properties officeooo:rsid="002f29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FRONT END</text:span> – PART <text:span text:style-name="T1">2</text:span></text:p>
      <text:p text:style-name="P3">CLOSURES</text:p>
      <text:p text:style-name="P2"/>
      <text:p text:style-name="P4">(BOM and DOM)</text:p>
      <text:p text:style-name="P6">1. Suppose a web page is being loaded inside the Google Chrome browser. Which of the following is/are true regarding the associated object models?</text:p>
      <text:p text:style-name="Hanging_20_indent"><text:span text:style-name="T2">a) </text:span>The web document being loaded is the root object of the BOM.</text:p>
      <text:p text:style-name="Hanging_20_indent"><text:span text:style-name="T2">b) </text:span>The BOM may differ if the same web page is loaded in another browser.</text:p>
      <text:p text:style-name="Hanging_20_indent"><text:span text:style-name="T2">c) </text:span>Within the same browser, BOM and DOM are equivalent.</text:p>
      <text:p text:style-name="Hanging_20_indent"><text:span text:style-name="T2">d) </text:span>The parent object of the screen object is the DOM.</text:p>
      <text:p text:style-name="P5"/>
      <text:p text:style-name="P7">(Window Object)</text:p>
      <text:p text:style-name="P8">2. What will the following code print in the console?</text:p>
      <text:p text:style-name="P9"/>
      <text:p text:style-name="P9">var a =10;</text:p>
      <text:p text:style-name="P9">function foo(){</text:p>
      <text:p text:style-name="P9">var a = 20;</text:p>
      <text:p text:style-name="P9">console.log(a);</text:p>
      <text:p text:style-name="P9">console.log(window.a); <text:s text:c="3"/></text:p>
      <text:p text:style-name="P9">}</text:p>
      <text:p text:style-name="P9">console.log(a);</text:p>
      <text:p text:style-name="P9">window.foo();</text:p>
      <text:p text:style-name="P9"/>
      <text:p text:style-name="Hanging_20_indent"><text:span text:style-name="T2">a) </text:span>10 20 10<text:tab/><text:tab/><text:tab/><text:tab/><text:tab/><text:tab/><text:span text:style-name="T2">b) </text:span>10 10 10<text:tab/><text:tab/><text:tab/><text:tab/><text:span text:style-name="T2">c) </text:span>10 20 20</text:p>
      <text:p text:style-name="Hanging_20_indent"><text:span text:style-name="T2">d) </text:span>20 20 20<text:tab/><text:tab/><text:tab/><text:tab/><text:tab/><text:tab/><text:span text:style-name="T2">e) </text:span>None of the Above</text:p>
      <text:p text:style-name="P7"/>
      <text:p text:style-name="P7">(Local Scope)</text:p>
      <text:p text:style-name="P8">3. What will the following code print in the console?</text:p>
      <text:p text:style-name="P9"/>
      <text:p text:style-name="P9">function foo(a){</text:p>
      <text:p text:style-name="P9">a = 20;</text:p>
      <text:p text:style-name="P9">console.log(a);</text:p>
      <text:p text:style-name="P9">}</text:p>
      <text:p text:style-name="P9">foo(10); <text:s text:c="3"/></text:p>
      <text:p text:style-name="P9">console.log(a);</text:p>
      <text:p text:style-name="P9"/>
      <text:p text:style-name="Hanging_20_indent"><text:span text:style-name="T2">a) </text:span>10 20<text:tab/><text:tab/><text:tab/><text:tab/><text:tab/><text:tab/><text:tab/><text:span text:style-name="T2">b) </text:span>20</text:p>
      <text:p text:style-name="Hanging_20_indent"><text:span text:style-name="T2">c) </text:span>10 Undefined<text:tab/><text:tab/><text:tab/><text:tab/><text:tab/><text:tab/><text:span text:style-name="T2">d) </text:span>20 Error: a is not defined</text:p>
      <text:p text:style-name="P7"/>
      <text:p text:style-name="P7">(What is Output)</text:p>
      <text:p text:style-name="P8">4. Consider the following code snippet.</text:p>
      <text:p text:style-name="P9"/>
      <text:p text:style-name="P9">var a = 10;</text:p>
      <text:p text:style-name="P9">console.log(a);</text:p>
      <text:p text:style-name="P9">var a =20;</text:p>
      <text:p text:style-name="P9">console.log(a);</text:p>
      <text:p text:style-name="P9"/>
      <text:p text:style-name="P8">What will be the expected output?</text:p>
      <text:p text:style-name="Hanging_20_indent"><text:soft-page-break/><text:span text:style-name="T2">a) </text:span>10 20<text:tab/><text:tab/><text:tab/><text:tab/><text:tab/><text:tab/><text:tab/><text:span text:style-name="T2">b) </text:span>10 10</text:p>
      <text:p text:style-name="Hanging_20_indent"><text:span text:style-name="T2">c) </text:span>20 20<text:tab/><text:tab/><text:tab/><text:tab/><text:tab/><text:tab/><text:tab/><text:span text:style-name="T2">d) </text:span>Error: Identifier 'a' has already been declared</text:p>
      <text:p text:style-name="P7"/>
      <text:p text:style-name="P7">(What is the Expected Output)</text:p>
      <text:p text:style-name="P8">5. What will the following code print in console?</text:p>
      <text:p text:style-name="P9"/>
      <text:p text:style-name="P9">var a =10;</text:p>
      <text:p text:style-name="P9">var b;</text:p>
      <text:p text:style-name="P9">function outer(){</text:p>
      <text:p text:style-name="P9"><text:s text:c="4"/>var b = 30;</text:p>
      <text:p text:style-name="P9"><text:s text:c="4"/>function inner(a){</text:p>
      <text:p text:style-name="P9"><text:s text:c="8"/>var a = 30;</text:p>
      <text:p text:style-name="P9"><text:s text:c="8"/>console.log(a++ ,b++)</text:p>
      <text:p text:style-name="P9"><text:s text:c="8"/>}</text:p>
      <text:p text:style-name="P9"><text:s text:c="8"/>console.log(a, ++b);</text:p>
      <text:p text:style-name="P9"><text:s text:c="8"/>inner(a);</text:p>
      <text:p text:style-name="P9">}</text:p>
      <text:p text:style-name="P9">outer();</text:p>
      <text:p text:style-name="P9">console.log(a++,b++);</text:p>
      <text:p text:style-name="P9"/>
      <text:p text:style-name="P9"/>
      <text:p text:style-name="P9"><text:s text:c="2"/>i. <text:s/>20 31</text:p>
      <text:p text:style-name="P9"><text:s text:c="6"/>30 31</text:p>
      <text:p text:style-name="P9"><text:s text:c="6"/>10</text:p>
      <text:p text:style-name="P9"/>
      <text:p text:style-name="P9"><text:s/>ii. <text:s/>20 30</text:p>
      <text:p text:style-name="P9"><text:s text:c="6"/>30 30</text:p>
      <text:p text:style-name="P9"><text:s text:c="6"/>10</text:p>
      <text:p text:style-name="P9"/>
      <text:p text:style-name="P9">iii. <text:s/>30 20 </text:p>
      <text:p text:style-name="P9"><text:s text:c="6"/>30 30</text:p>
      <text:p text:style-name="P9"><text:s text:c="6"/>10</text:p>
      <text:p text:style-name="P9"/>
      <text:p text:style-name="P9">iv. <text:s text:c="2"/>10</text:p>
      <text:p text:style-name="P9"><text:s text:c="6"/>20 31</text:p>
      <text:p text:style-name="P9"><text:s text:c="6"/>30 31</text:p>
      <text:p text:style-name="P9"/>
      <text:p text:style-name="P9"><text:s/>v. <text:s text:c="2"/>10 31</text:p>
      <text:p text:style-name="P9"><text:s text:c="6"/>30 31</text:p>
      <text:p text:style-name="P9"><text:s text:c="6"/>10 NaN</text:p>
      <text:p text:style-name="P9"/>
      <text:p text:style-name="P9">vi. <text:s/>None of the Above</text:p>
      <text:p text:style-name="P9"/>
      <text:p text:style-name="Hanging_20_indent"><text:span text:style-name="T2">a) </text:span>i<text:tab/><text:tab/><text:tab/><text:tab/><text:tab/><text:tab/><text:tab/><text:span text:style-name="T2">b) </text:span>ii<text:tab/><text:tab/><text:tab/><text:tab/><text:tab/><text:span text:style-name="T2">c) </text:span>iii</text:p>
      <text:p text:style-name="Hanging_20_indent"><text:span text:style-name="T2">d) </text:span>iv<text:tab/><text:tab/><text:tab/><text:tab/><text:tab/><text:tab/><text:span text:style-name="T2">e) </text:span>v<text:tab/><text:tab/><text:tab/><text:tab/><text:tab/><text:span text:style-name="T2">f) </text:span>vi</text:p>
      <text:p text:style-name="P7"/>
      <text:p text:style-name="P7">(What is the Expected Output)</text:p>
      <text:p text:style-name="P8">6. What will the following code print in console?</text:p>
      <text:p text:style-name="P9"/>
      <text:p text:style-name="P9">var a =10;</text:p>
      <text:p text:style-name="P9">function outer(){</text:p>
      <text:p text:style-name="P9"><text:soft-page-break/><text:s text:c="4"/>var a = 20;</text:p>
      <text:p text:style-name="P9"><text:s text:c="4"/>var b = 30;</text:p>
      <text:p text:style-name="P9"><text:s text:c="4"/>function inner(a){</text:p>
      <text:p text:style-name="P9"><text:s text:c="8"/>var a = 30;</text:p>
      <text:p text:style-name="P9"><text:s text:c="8"/>console.log(a++ ,b++)</text:p>
      <text:p text:style-name="P9"><text:s text:c="8"/>}</text:p>
      <text:p text:style-name="P9"><text:s text:c="4"/>console.log(a, ++b);</text:p>
      <text:p text:style-name="P9"><text:s text:c="4"/>inner(a);</text:p>
      <text:p text:style-name="P9">}</text:p>
      <text:p text:style-name="P9">outer();</text:p>
      <text:p text:style-name="P9">console.log(a++);</text:p>
      <text:p text:style-name="P9"/>
      <text:p text:style-name="P9"/>
      <text:p text:style-name="P9"/>
      <text:p text:style-name="P9"><text:s text:c="2"/>i. <text:s/>20 31</text:p>
      <text:p text:style-name="P9"><text:s text:c="6"/>30 31</text:p>
      <text:p text:style-name="P9"><text:s text:c="6"/>10</text:p>
      <text:p text:style-name="P9"/>
      <text:p text:style-name="P9"><text:s/>ii. <text:s/>20 30</text:p>
      <text:p text:style-name="P9"><text:s text:c="6"/>30 30</text:p>
      <text:p text:style-name="P9"><text:s text:c="6"/>10</text:p>
      <text:p text:style-name="P9"/>
      <text:p text:style-name="P9">iii. <text:s/>30 20 </text:p>
      <text:p text:style-name="P9"><text:s text:c="6"/>30 30</text:p>
      <text:p text:style-name="P9"><text:s text:c="6"/>10</text:p>
      <text:p text:style-name="P9"/>
      <text:p text:style-name="P9">iv. <text:s text:c="2"/>10</text:p>
      <text:p text:style-name="P9"><text:s text:c="6"/>20 31</text:p>
      <text:p text:style-name="P9"><text:s text:c="6"/>30 31</text:p>
      <text:p text:style-name="P9"/>
      <text:p text:style-name="P9"><text:s/>v. <text:s text:c="2"/>10 31</text:p>
      <text:p text:style-name="P9"><text:s text:c="6"/>30 31</text:p>
      <text:p text:style-name="P9"><text:s text:c="6"/>10 NaN</text:p>
      <text:p text:style-name="P9"/>
      <text:p text:style-name="P9">vi. <text:s/>None of the Above</text:p>
      <text:p text:style-name="P9"/>
      <text:p text:style-name="P21"><text:span text:style-name="T2">a) </text:span>i<text:tab/><text:tab/><text:tab/><text:tab/><text:tab/><text:tab/><text:tab/><text:span text:style-name="T2">b) </text:span>ii<text:tab/><text:tab/><text:tab/><text:tab/><text:tab/><text:span text:style-name="T2">c) </text:span>iii</text:p>
      <text:p text:style-name="P21"><text:span text:style-name="T2">d) </text:span>iv<text:tab/><text:tab/><text:tab/><text:tab/><text:tab/><text:tab/><text:span text:style-name="T2">e) </text:span>v<text:tab/><text:tab/><text:tab/><text:tab/><text:tab/><text:span text:style-name="T2">f) </text:span>vi</text:p>
      <text:p text:style-name="P7"/>
      <text:p text:style-name="P7">(Console Output)</text:p>
      <text:p text:style-name="P8">7. You have index1.html and index2.html files. The index1.html file contains a hyperlink to the index2.html file. Look at the code files given below and guess the output in the console when you open index1.html, and then click on the hyperlink ‘Go to Page 2’.</text:p>
      <text:p text:style-name="P8"/>
      <text:p text:style-name="P8">index1.html</text:p>
      <text:p text:style-name="P9"/>
      <text:p text:style-name="P9">&lt;html&gt;</text:p>
      <text:p text:style-name="P9">&lt;head&gt;</text:p>
      <text:p text:style-name="P9"><text:s text:c="3"/>&lt;title&gt;Page 1&lt;/title&gt;</text:p>
      <text:p text:style-name="P9">&lt;/head&gt;</text:p>
      <text:p text:style-name="P9">&lt;body&gt;</text:p>
      <text:p text:style-name="P9"><text:soft-page-break/><text:s text:c="3"/>&lt;p&gt;This is Page 1&lt;/p&gt;</text:p>
      <text:p text:style-name="P9"><text:s text:c="3"/>&lt;a href="index2.html"&gt;Go to Page 2&lt;/a&gt;</text:p>
      <text:p text:style-name="P9"><text:s text:c="3"/>&lt;script src="script1.js"&gt;&lt;/script&gt;</text:p>
      <text:p text:style-name="P9"><text:s/>&lt;/body&gt;</text:p>
      <text:p text:style-name="P9">&lt;/html&gt;</text:p>
      <text:p text:style-name="P9"/>
      <text:p text:style-name="P8">index2.html</text:p>
      <text:p text:style-name="P9"/>
      <text:p text:style-name="P9">&lt;html&gt;</text:p>
      <text:p text:style-name="P9">&lt;head&gt;</text:p>
      <text:p text:style-name="P9"><text:s text:c="4"/>&lt;title&gt;Page 2&lt;/title&gt;</text:p>
      <text:p text:style-name="P9">&lt;/head&gt;</text:p>
      <text:p text:style-name="P9">&lt;body&gt;</text:p>
      <text:p text:style-name="P9"><text:s text:c="4"/>&lt;p&gt;This is Page 2&lt;/p&gt;</text:p>
      <text:p text:style-name="P9"><text:s text:c="4"/>&lt;script src="script2.js"&gt;&lt;/script&gt;</text:p>
      <text:p text:style-name="P9">&lt;/body&gt;</text:p>
      <text:p text:style-name="P9">&lt;/html&gt;</text:p>
      <text:p text:style-name="P9"/>
      <text:p text:style-name="P8">script1.js</text:p>
      <text:p text:style-name="P9"/>
      <text:p text:style-name="P9">var c = "script1" ;</text:p>
      <text:p text:style-name="P9">console.log(c) ;</text:p>
      <text:p text:style-name="P9"/>
      <text:p text:style-name="P10">script2.js</text:p>
      <text:p text:style-name="P9"/>
      <text:p text:style-name="P9">var c = "script2" ;</text:p>
      <text:p text:style-name="P9">console.log(c) ;</text:p>
      <text:p text:style-name="P9"/>
      <text:p text:style-name="Hanging_20_indent"><text:span text:style-name="T2">a) </text:span>script1 script1 as c is a global variable initialised with ‘script1’.</text:p>
      <text:p text:style-name="Hanging_20_indent"><text:span text:style-name="T2">b) </text:span>script2 script2 as c is a global variable and gets overridden with ‘script2’.</text:p>
      <text:p text:style-name="Hanging_20_indent"><text:span text:style-name="T2">c) </text:span>script1 script1 as c is not a global variable of the same scope.</text:p>
      <text:p text:style-name="Hanging_20_indent"><text:span text:style-name="T2">d) </text:span>script1 script2 as c is not a global variable of the same scope.</text:p>
      <text:p text:style-name="P7"/>
      <text:p text:style-name="P7">(Global Scope)</text:p>
      <text:p text:style-name="P8">8. What is the expected output?</text:p>
      <text:p text:style-name="P8">Where this is the HTML code</text:p>
      <text:p text:style-name="P8"/>
      <text:p text:style-name="P9">&lt;html&gt;</text:p>
      <text:p text:style-name="P9"/>
      <text:p text:style-name="P9">&lt;body&gt;</text:p>
      <text:p text:style-name="P9"/>
      <text:p text:style-name="P9">&lt;script src="script1.js"&gt;&lt;/script&gt;</text:p>
      <text:p text:style-name="P9"/>
      <text:p text:style-name="P9">&lt;script src="script2.js"&gt;&lt;/script&gt;</text:p>
      <text:p text:style-name="P9"/>
      <text:p text:style-name="P9">&lt;/body&gt;</text:p>
      <text:p text:style-name="P9"/>
      <text:p text:style-name="P9">&lt;/html&gt;</text:p>
      <text:p text:style-name="P8"/>
      <text:p text:style-name="P8">This is script1.</text:p>
      <text:p text:style-name="P9"/>
      <text:p text:style-name="P9"><text:soft-page-break/>var a = 10;</text:p>
      <text:p text:style-name="P9">setTimeout(function(){</text:p>
      <text:p text:style-name="P9">console.log(a);</text:p>
      <text:p text:style-name="P9">},1000);</text:p>
      <text:p text:style-name="P9"/>
      <text:p text:style-name="P8">This is script2.</text:p>
      <text:p text:style-name="P9"/>
      <text:p text:style-name="P9">var a = 20;</text:p>
      <text:p text:style-name="P9">console.log(a);</text:p>
      <text:p text:style-name="P9"/>
      <text:p text:style-name="Hanging_20_indent"><text:span text:style-name="T3">a) </text:span>10 20<text:tab/><text:tab/><text:tab/><text:span text:style-name="T3">b) </text:span>10 10<text:tab/><text:tab/><text:tab/><text:tab/><text:span text:style-name="T3">c) </text:span>20 20<text:tab/><text:tab/><text:tab/><text:tab/><text:span text:style-name="T3">d) </text:span>20 10</text:p>
      <text:p text:style-name="P7"/>
      <text:p text:style-name="P11">(IIFE)</text:p>
      <text:p text:style-name="P12">9. What will the following statements print in the console?</text:p>
      <text:p text:style-name="P13"/>
      <text:p text:style-name="P13">var a = (function(){</text:p>
      <text:p text:style-name="P13"><text:s text:c="4"/>return typeof arguments;</text:p>
      <text:p text:style-name="P13">})();</text:p>
      <text:p text:style-name="P13">console.log(a);</text:p>
      <text:p text:style-name="P13"/>
      <text:p text:style-name="Hanging_20_indent"><text:span text:style-name="T4">a) </text:span>object<text:tab/><text:tab/><text:tab/><text:span text:style-name="T4">b) </text:span>array<text:tab/><text:tab/><text:tab/><text:tab/><text:span text:style-name="T4">c) </text:span>arguments<text:tab/><text:tab/><text:tab/><text:span text:style-name="T4">d) </text:span>undefined</text:p>
      <text:p text:style-name="P11"/>
      <text:p text:style-name="P14">(Identify Scope of Variables)</text:p>
      <text:p text:style-name="P15">10. Look at the following code and identify which variables can be accessed in which scope (global, function, block-level)? (multiple options correct)</text:p>
      <text:p text:style-name="P15"/>
      <text:p text:style-name="P15">script.js</text:p>
      <text:p text:style-name="P16"/>
      <text:p text:style-name="P16">{</text:p>
      <text:p text:style-name="P16"><text:s text:c="2"/>var a = 10 ;</text:p>
      <text:p text:style-name="P16"><text:s text:c="2"/>let b = 20 ;</text:p>
      <text:p text:style-name="P16">}</text:p>
      <text:p text:style-name="P16"/>
      <text:p text:style-name="P16">c = 30 ;</text:p>
      <text:p text:style-name="P16"/>
      <text:p text:style-name="P16">if(c===30){</text:p>
      <text:p text:style-name="P16"><text:s text:c="4"/>let d = 50 ;</text:p>
      <text:p text:style-name="P16"><text:s text:c="4"/>console.log(d) ;</text:p>
      <text:p text:style-name="P16">}</text:p>
      <text:p text:style-name="P16">else{</text:p>
      <text:p text:style-name="P16"><text:s text:c="5"/>var e = 20;</text:p>
      <text:p text:style-name="P16"><text:s text:c="5"/>console.log(e) ;</text:p>
      <text:p text:style-name="P16">}</text:p>
      <text:p text:style-name="P16"/>
      <text:p text:style-name="P22"><text:span text:style-name="T4">a) </text:span>a → block-level<text:tab/><text:tab/><text:tab/><text:tab/><text:tab/><text:tab/><text:span text:style-name="T4">b) </text:span>b → block-level</text:p>
      <text:p text:style-name="P22"><text:span text:style-name="T4">c) </text:span>a → global<text:tab/><text:tab/><text:tab/><text:tab/><text:tab/><text:tab/><text:span text:style-name="T4">d) </text:span>d → global</text:p>
      <text:p text:style-name="P22"><text:span text:style-name="T4">e) </text:span>e → global if the else block ran<text:tab/><text:tab/><text:tab/><text:tab/><text:span text:style-name="T4">f) </text:span>d → block-level</text:p>
      <text:p text:style-name="Hanging_20_indent"><text:span text:style-name="T4">g) <text:s/></text:span>e → block-level</text:p>
      <text:p text:style-name="P14"/>
      <text:p text:style-name="P14">(Scoping in JavaScript)</text:p>
      <text:p text:style-name="P15"><text:soft-page-break/>11. What kind of scoping does JavaScript use?</text:p>
      <text:p text:style-name="Hanging_20_indent"><text:span text:style-name="T4">a) </text:span>Literal<text:tab/><text:tab/><text:tab/><text:span text:style-name="T4">b) </text:span>Lexical<text:tab/><text:tab/><text:tab/><text:span text:style-name="T4">c) </text:span>Segmental<text:tab/><text:tab/><text:tab/><text:span text:style-name="T4">d) </text:span>Segmental</text:p>
      <text:p text:style-name="P14"/>
      <text:p text:style-name="P14">(What is the Expected Output)</text:p>
      <text:p text:style-name="P15">12. What will the following code snippet print?</text:p>
      <text:p text:style-name="P16"/>
      <text:p text:style-name="P16">function Adder(x) {</text:p>
      <text:p text:style-name="P16"><text:s text:c="2"/>return function(y) {</text:p>
      <text:p text:style-name="P16"><text:s text:c="4"/>return x + y;</text:p>
      <text:p text:style-name="P16"><text:s text:c="2"/>};</text:p>
      <text:p text:style-name="P16">}</text:p>
      <text:p text:style-name="P16">var add5 = Adder(5);</text:p>
      <text:p text:style-name="P16">var add10 = Adder(10);</text:p>
      <text:p text:style-name="P16">console.log(add5(2));</text:p>
      <text:p text:style-name="P16">console.log(add10(2));</text:p>
      <text:p text:style-name="P16"/>
      <text:p text:style-name="Hanging_20_indent"><text:span text:style-name="T4">a) </text:span>7 12<text:tab/><text:tab/><text:tab/><text:span text:style-name="T4">b) </text:span>5 15<text:tab/><text:tab/><text:tab/><text:tab/><text:span text:style-name="T4">c) </text:span>5 10<text:tab/><text:tab/><text:tab/><text:tab/><text:span text:style-name="T4">d) </text:span>7 15</text:p>
      <text:p text:style-name="P14"/>
      <text:p text:style-name="P14">(Closure In JavaScript)</text:p>
      <text:p text:style-name="P15">13. What is the expected output?</text:p>
      <text:p text:style-name="P16"/>
      <text:p text:style-name="P16">var add = (function ( ) {</text:p>
      <text:p text:style-name="P16"><text:s text:c="2"/>var counter = 0;</text:p>
      <text:p text:style-name="P16"><text:s text:c="2"/>return function ( ) {</text:p>
      <text:p text:style-name="P16"><text:s text:c="7"/>counter += 1; </text:p>
      <text:p text:style-name="P16"><text:s text:c="7"/>return counter;</text:p>
      <text:p text:style-name="P16">}</text:p>
      <text:p text:style-name="P16">})(); <text:s text:c="3"/></text:p>
      <text:p text:style-name="P16">console.log(add());</text:p>
      <text:p text:style-name="P16">console.log(add());</text:p>
      <text:p text:style-name="P16">console.log(add());</text:p>
      <text:p text:style-name="P16"/>
      <text:p text:style-name="Hanging_20_indent"><text:span text:style-name="T4">a) </text:span>0 0 0<text:tab/><text:tab/><text:tab/><text:span text:style-name="T4">b) </text:span>0 1 1<text:tab/><text:tab/><text:tab/><text:tab/><text:span text:style-name="T4">c) </text:span>0 1 2<text:tab/><text:tab/><text:tab/><text:tab/><text:span text:style-name="T4">d) </text:span>1 2 3</text:p>
      <text:p text:style-name="P14"/>
      <text:p text:style-name="P14">(var in Loop)</text:p>
      <text:p text:style-name="P15">14. What will the following code print in console?</text:p>
      <text:p text:style-name="P16"/>
      <text:p text:style-name="P16">for(var a = 1; a &lt; 5; a++){</text:p>
      <text:p text:style-name="P16">setTimeout(function(){</text:p>
      <text:p text:style-name="P16">console.log(a)}, 1000);</text:p>
      <text:p text:style-name="P16">} </text:p>
      <text:p text:style-name="P16"/>
      <text:p text:style-name="Hanging_20_indent"><text:span text:style-name="T4">a) </text:span>1 2 3 4 5<text:tab/><text:tab/><text:tab/><text:tab/><text:tab/><text:tab/><text:span text:style-name="T4">b) </text:span>1 2 3 4<text:tab/><text:tab/><text:tab/><text:tab/><text:span text:style-name="T4">c) </text:span>1 1 1 1</text:p>
      <text:p text:style-name="P22"><text:span text:style-name="T4">d) </text:span>5 5 5 5<text:tab/><text:tab/><text:tab/><text:tab/><text:tab/><text:tab/><text:span text:style-name="T4">e) </text:span>None of the Above</text:p>
      <text:p text:style-name="P14"/>
      <text:p text:style-name="P14">(let in Loop)</text:p>
      <text:p text:style-name="P15">15. What will the following code print in console?</text:p>
      <text:p text:style-name="P16"/>
      <text:p text:style-name="P16">for(let a = 1; a &lt; 5; a++){</text:p>
      <text:p text:style-name="P16"><text:s text:c="4"/>setTimeout(function(){</text:p>
      <text:p text:style-name="P16"><text:s text:c="4"/>console.log(a)}, 1000);</text:p>
      <text:p text:style-name="P16"><text:soft-page-break/>}</text:p>
      <text:p text:style-name="P16"/>
      <text:p text:style-name="P22"><text:span text:style-name="T4">a) </text:span>1 2 3 4<text:tab/><text:tab/><text:tab/><text:tab/><text:tab/><text:tab/><text:tab/><text:span text:style-name="T4">b) </text:span>1 1 1 1</text:p>
      <text:p text:style-name="P22"><text:span text:style-name="T4">c) </text:span>5 5 5 5<text:tab/><text:tab/><text:tab/><text:tab/><text:tab/><text:tab/><text:tab/><text:span text:style-name="T4">d) </text:span>None of the Above </text:p>
      <text:p text:style-name="P14"/>
      <text:p text:style-name="P14">(Arrow Function Declaration)</text:p>
      <text:p text:style-name="P15">16. Is the following function declaration allowed in JavaScript?</text:p>
      <text:p text:style-name="P16"/>
      <text:p text:style-name="P16">var func = (</text:p>
      <text:p text:style-name="P16"><text:s text:c="2"/>a, </text:p>
      <text:p text:style-name="P16"><text:s text:c="2"/>b, </text:p>
      <text:p text:style-name="P16"><text:s text:c="2"/>c</text:p>
      <text:p text:style-name="P16">) =&gt; (</text:p>
      <text:p text:style-name="P16"><text:s text:c="2"/>1</text:p>
      <text:p text:style-name="P16">);</text:p>
      <text:p text:style-name="P16"/>
      <text:p text:style-name="Hanging_20_indent"><text:span text:style-name="T4">a) </text:span>Yes<text:tab/><text:tab/><text:tab/><text:tab/><text:tab/><text:tab/><text:tab/><text:span text:style-name="T4">b) </text:span>No</text:p>
      <text:p text:style-name="P14"/>
      <text:p text:style-name="P17">(Arrow Function)</text:p>
      <text:p text:style-name="P18">17. What will the expected output when we run the following code in the console?</text:p>
      <text:p text:style-name="P19"/>
      <text:p text:style-name="P19">console.log((function(x, f = () =&gt; x) {</text:p>
      <text:p text:style-name="P19"><text:s text:c="2"/>var x;</text:p>
      <text:p text:style-name="P19"><text:s text:c="2"/>var y = x;</text:p>
      <text:p text:style-name="P19"><text:s text:c="2"/>x = 2;</text:p>
      <text:p text:style-name="P19"><text:s text:c="2"/>return [x, y, f()];</text:p>
      <text:p text:style-name="P19">})(1));</text:p>
      <text:p text:style-name="P19"/>
      <text:p text:style-name="Hanging_20_indent"><text:span text:style-name="T5">a) </text:span>2, 1, 1<text:tab/><text:tab/><text:tab/><text:span text:style-name="T5">b) </text:span>1, 1, 2<text:tab/><text:tab/><text:tab/><text:span text:style-name="T5">c) </text:span>2, 1<text:tab/><text:tab/><text:tab/><text:tab/><text:span text:style-name="T5">d) </text:span>1, 1</text:p>
      <text:p text:style-name="P17"/>
      <text:p text:style-name="P17">(What is the Expected Output)</text:p>
      <text:p text:style-name="P18">18. What will the following code print in the console?</text:p>
      <text:p text:style-name="P19"/>
      <text:p text:style-name="P19">let user = {</text:p>
      <text:p text:style-name="P19"><text:s text:c="3"/>firstname: 'John',</text:p>
      <text:p text:style-name="P19"><text:s text:c="3"/>lastname: 'Doe',</text:p>
      <text:p text:style-name="P19"><text:s text:c="3"/>getFullName: function(){</text:p>
      <text:p text:style-name="P19"><text:s text:c="7"/>return function(){</text:p>
      <text:p text:style-name="P19"><text:s text:c="11"/>console.log(`The full name of the user is ${this.firstname} ${this.lastname} `);</text:p>
      <text:p text:style-name="P19"><text:s text:c="7"/>}</text:p>
      <text:p text:style-name="P19"><text:s text:c="3"/>} <text:s text:c="3"/></text:p>
      <text:p text:style-name="P19">}</text:p>
      <text:p text:style-name="P19">user.getFullName()();</text:p>
      <text:p text:style-name="P19"/>
      <text:p text:style-name="Hanging_20_indent"><text:span text:style-name="T5">a) </text:span>The full name of the user is ${this.firstname} ${this.lastname}</text:p>
      <text:p text:style-name="Hanging_20_indent"><text:span text:style-name="T5">b) </text:span>The full name of the user is undefined undefined</text:p>
      <text:p text:style-name="Hanging_20_indent"><text:span text:style-name="T5">c) </text:span>The full name of the user is John Doe</text:p>
      <text:p text:style-name="Hanging_20_indent"><text:span text:style-name="T5">d) </text:span>None of the Above</text:p>
      <text:p text:style-name="P17"><text:soft-page-break/></text:p>
      <text:p text:style-name="P17">(What is the Expected Output)</text:p>
      <text:p text:style-name="P18">19. What will the following code print in the console?</text:p>
      <text:p text:style-name="P19"/>
      <text:p text:style-name="P19">let user = {</text:p>
      <text:p text:style-name="P19"><text:s text:c="3"/>firstname: 'John',</text:p>
      <text:p text:style-name="P19"><text:s text:c="3"/>lastname: 'Doe',</text:p>
      <text:p text:style-name="P19"><text:s text:c="3"/>getFullName: function(){</text:p>
      <text:p text:style-name="P19"><text:s text:c="7"/>return() =&gt; {</text:p>
      <text:p text:style-name="P19"><text:s text:c="11"/>console.log(`The full name of the user is ${this.firstname} ${this.lastname} `);</text:p>
      <text:p text:style-name="P19"><text:s text:c="7"/>}</text:p>
      <text:p text:style-name="P19"><text:s text:c="3"/>} <text:s text:c="3"/></text:p>
      <text:p text:style-name="P19">}</text:p>
      <text:p text:style-name="P19">user.getFullName()();</text:p>
      <text:p text:style-name="P19"/>
      <text:p text:style-name="Hanging_20_indent"><text:span text:style-name="T5">a) </text:span>The full name of the user is ${this.firstname} ${this.lastname}</text:p>
      <text:p text:style-name="Hanging_20_indent"><text:span text:style-name="T5">b) </text:span>The full name of the user is undefined undefined</text:p>
      <text:p text:style-name="Hanging_20_indent"><text:span text:style-name="T5">c) </text:span>The full name of the user is John Doe</text:p>
      <text:p text:style-name="Hanging_20_indent"><text:span text:style-name="T5">d) </text:span>None of the Above</text:p>
      <text:p text:style-name="P24"/>
      <text:p text:style-name="P29">ASSIGNMENT</text:p>
      <text:p text:style-name="P24"/>
      <text:p text:style-name="P26">(Block Scope)</text:p>
      <text:p text:style-name="P27">20. What is the expected output?</text:p>
      <text:p text:style-name="P28"/>
      <text:p text:style-name="P28">{</text:p>
      <text:p text:style-name="P28"><text:s text:c="2"/>let message = "Hello";</text:p>
      <text:p text:style-name="P28"><text:s text:c="2"/>console.log(message); </text:p>
      <text:p text:style-name="P28">}</text:p>
      <text:p text:style-name="P28">console.log(message);</text:p>
      <text:p text:style-name="P28"/>
      <text:p text:style-name="Hanging_20_indent"><text:span text:style-name="T6">a) </text:span>Hello Hello<text:tab/><text:tab/><text:tab/><text:tab/><text:tab/><text:tab/><text:span text:style-name="T6">b) </text:span>Hello undefined</text:p>
      <text:p text:style-name="Hanging_20_indent"><text:span text:style-name="T6">c) </text:span>Hello Error: message is not defined<text:tab/><text:tab/><text:tab/><text:tab/><text:span text:style-name="T6">d) </text:span>None of the Above</text:p>
      <text:p text:style-name="P26"/>
      <text:p text:style-name="P26">(let)</text:p>
      <text:p text:style-name="P27">21. What is the expected output if we run the following code in console?</text:p>
      <text:p text:style-name="P28"/>
      <text:p text:style-name="P28">function makeCounter() {</text:p>
      <text:p text:style-name="P28"><text:s text:c="2"/>let count = 0;</text:p>
      <text:p text:style-name="P28"><text:s text:c="2"/>return function() {</text:p>
      <text:p text:style-name="P28"><text:s text:c="4"/>return count++;</text:p>
      <text:p text:style-name="P28"><text:s text:c="2"/>};</text:p>
      <text:p text:style-name="P28">}</text:p>
      <text:p text:style-name="P28">let counter1 = makeCounter();</text:p>
      <text:p text:style-name="P28">let counter2 = makeCounter();</text:p>
      <text:p text:style-name="P28">console.log( counter1() ); </text:p>
      <text:p text:style-name="P28">console.log( counter1() ); </text:p>
      <text:p text:style-name="P28">console.log( counter2() ); </text:p>
      <text:p text:style-name="P28"/>
      <text:p text:style-name="Hanging_20_indent"><text:soft-page-break/><text:span text:style-name="T6">a) </text:span>0 1 0<text:tab/><text:tab/><text:tab/><text:span text:style-name="T6">b) </text:span>1 2 1<text:tab/><text:tab/><text:tab/><text:tab/><text:span text:style-name="T6">c) </text:span>0 1 2<text:tab/><text:tab/><text:tab/><text:tab/><text:span text:style-name="T6">d) </text:span>1 2 3</text:p>
      <text:p text:style-name="P26"/>
      <text:p text:style-name="P26">(What is the Expected Output)</text:p>
      <text:p text:style-name="P27">22. What is the expected output?</text:p>
      <text:p text:style-name="P28"/>
      <text:p text:style-name="P28">function makeArmy() {</text:p>
      <text:p text:style-name="P28"><text:s text:c="2"/>let shooters = [];</text:p>
      <text:p text:style-name="P28"><text:s text:c="2"/>let i = 0;</text:p>
      <text:p text:style-name="P28"><text:s text:c="2"/>while (i &lt; 10) {</text:p>
      <text:p text:style-name="P28"><text:s text:c="4"/>let shooter = function() {</text:p>
      <text:p text:style-name="P28"><text:s text:c="6"/>console.log( i ); </text:p>
      <text:p text:style-name="P28"><text:s text:c="4"/>};</text:p>
      <text:p text:style-name="P28"><text:s text:c="4"/>shooters.push(shooter);</text:p>
      <text:p text:style-name="P28"><text:s text:c="4"/>i++;</text:p>
      <text:p text:style-name="P28"><text:s text:c="2"/>}</text:p>
      <text:p text:style-name="P28"><text:s text:c="2"/>return shooters;</text:p>
      <text:p text:style-name="P28">}</text:p>
      <text:p text:style-name="P28">let army = makeArmy();</text:p>
      <text:p text:style-name="P28">army[0]();</text:p>
      <text:p text:style-name="P28">army[5]();</text:p>
      <text:p text:style-name="P28"/>
      <text:p text:style-name="Hanging_20_indent"><text:span text:style-name="T6">a) </text:span>0 5<text:tab/><text:tab/><text:tab/><text:tab/><text:tab/><text:tab/><text:span text:style-name="T6">b) </text:span>0 0<text:tab/><text:tab/><text:tab/><text:tab/><text:tab/><text:span text:style-name="T6">c) </text:span>5 5</text:p>
      <text:p text:style-name="Hanging_20_indent"><text:span text:style-name="T6">d) </text:span>10 10<text:tab/><text:tab/><text:tab/><text:tab/><text:tab/><text:tab/><text:span text:style-name="T6">e) </text:span>None of the Above</text:p>
      <text:p text:style-name="P26"/>
      <text:p text:style-name="P26">(What is the Expected Output)</text:p>
      <text:p text:style-name="P27">23. What is the expected output?</text:p>
      <text:p text:style-name="P28"/>
      <text:p text:style-name="P28">function makeArmy() {</text:p>
      <text:p text:style-name="P28"><text:s text:c="2"/>let shooters = [];</text:p>
      <text:p text:style-name="P28"><text:s text:c="2"/>for(let i = 0; i &lt; 10; i++) {</text:p>
      <text:p text:style-name="P28"><text:s text:c="4"/>let shooter = function() {</text:p>
      <text:p text:style-name="P28"><text:s text:c="6"/>console.log( i );</text:p>
      <text:p text:style-name="P28"><text:s text:c="4"/>};</text:p>
      <text:p text:style-name="P28"><text:s text:c="4"/>shooters.push(shooter);</text:p>
      <text:p text:style-name="P28"><text:s text:c="2"/>}</text:p>
      <text:p text:style-name="P28"><text:s text:c="2"/>return shooters; <text:s text:c="3"/></text:p>
      <text:p text:style-name="P28">}</text:p>
      <text:p text:style-name="P28">let army = makeArmy();</text:p>
      <text:p text:style-name="P28">army[0]();</text:p>
      <text:p text:style-name="P28">army[5]();</text:p>
      <text:p text:style-name="P28"/>
      <text:p text:style-name="Hanging_20_indent"><text:span text:style-name="T6">a) </text:span>0 5<text:tab/><text:tab/><text:tab/><text:tab/><text:tab/><text:tab/><text:span text:style-name="T6">b) </text:span>0 0<text:tab/><text:tab/><text:tab/><text:tab/><text:tab/><text:span text:style-name="T6">c) </text:span>5 5</text:p>
      <text:p text:style-name="Hanging_20_indent"><text:span text:style-name="T6">d) </text:span>10 10<text:tab/><text:tab/><text:tab/><text:tab/><text:tab/><text:tab/><text:span text:style-name="T6">e) </text:span>None of the Above</text:p>
      <text:p text:style-name="P26"/>
      <text:p text:style-name="P26">(IIFE)</text:p>
      <text:p text:style-name="P27">24. What will the following code snippet print in console?</text:p>
      <text:p text:style-name="P28"/>
      <text:p text:style-name="P28">var Sequence = (function sequenceIIFE() {</text:p>
      <text:p text:style-name="P28"><text:s text:c="4"/>var current = 0;</text:p>
      <text:p text:style-name="P28"><text:s text:c="4"/>return {</text:p>
      <text:p text:style-name="P28"><text:s text:c="8"/>getCurrentValue: function() {</text:p>
      <text:p text:style-name="P28"><text:soft-page-break/><text:s text:c="12"/>return current;</text:p>
      <text:p text:style-name="P28"><text:s text:c="8"/>}, <text:s/></text:p>
      <text:p text:style-name="P28"><text:s text:c="8"/>getNextValue: function() {</text:p>
      <text:p text:style-name="P28"><text:s text:c="12"/>current = current + 1;</text:p>
      <text:p text:style-name="P28"><text:s text:c="12"/>return current;</text:p>
      <text:p text:style-name="P28"><text:s text:c="8"/>}</text:p>
      <text:p text:style-name="P28"><text:s text:c="3"/>};</text:p>
      <text:p text:style-name="P28">}());</text:p>
      <text:p text:style-name="P28">console.log(Sequence.getNextValue());</text:p>
      <text:p text:style-name="P28">console.log(Sequence.getNextValue());</text:p>
      <text:p text:style-name="P28">console.log(Sequence.getCurrentValue());</text:p>
      <text:p text:style-name="P28"/>
      <text:p text:style-name="P23"><text:span text:style-name="T6">a) </text:span>0 0 0<text:tab/><text:tab/><text:tab/><text:tab/><text:tab/><text:tab/><text:span text:style-name="T6">b) </text:span>0 1 1<text:tab/><text:tab/><text:tab/><text:tab/><text:tab/><text:span text:style-name="T6">c) </text:span>1 2 2</text:p>
      <text:p text:style-name="P23"><text:span text:style-name="T6">d) </text:span>1 1 2<text:tab/><text:tab/><text:tab/><text:tab/><text:tab/><text:tab/><text:span text:style-name="T6">e) </text:span>None of the Above</text:p>
      <text:p text:style-name="P26"/>
      <text:p text:style-name="P26">(What is the Output)</text:p>
      <text:p text:style-name="P27">25. What will the following code print in the console?</text:p>
      <text:p text:style-name="P28"/>
      <text:p text:style-name="P28">let People = function(person, age) { </text:p>
      <text:p text:style-name="P28"><text:s text:c="8"/>this.person = person; </text:p>
      <text:p text:style-name="P28"><text:s text:c="8"/>this.age = age; </text:p>
      <text:p text:style-name="P28"><text:s text:c="8"/>this.info = function() { </text:p>
      <text:p text:style-name="P28"><text:s text:c="12"/>console.log(this); <text:s/></text:p>
      <text:p text:style-name="P28"><text:s text:c="11"/>setTimeout(() =&gt; { <text:s/></text:p>
      <text:p text:style-name="P28"><text:s text:c="12"/>console.log(this.person + " is " + this.age + " years old"); </text:p>
      <text:p text:style-name="P28"><text:s text:c="11"/>}, 3000); </text:p>
      <text:p text:style-name="P28"><text:s text:c="8"/>} </text:p>
      <text:p text:style-name="P28"><text:s text:c="4"/>} <text:s/></text:p>
      <text:p text:style-name="P28">let person1 = new People('John', 21); </text:p>
      <text:p text:style-name="P28">person1.info();</text:p>
      <text:p text:style-name="P28"/>
      <text:p text:style-name="Hanging_20_indent"><text:span text:style-name="T6">a) </text:span>window {postMessage: ƒ, blur: ƒ, focus: ƒ, close: ƒ, parent: Window, …} person is undefined years old</text:p>
      <text:p text:style-name="Hanging_20_indent"><text:span text:style-name="T6">b) </text:span>window {postMessage: ƒ, blur: ƒ, focus: ƒ, close: ƒ, parent: Window, …} John is 21 years old</text:p>
      <text:p text:style-name="Hanging_20_indent"><text:span text:style-name="T6">c) </text:span>People {person: "John", age: 21, info: ƒ} John is 21 years old</text:p>
      <text:p text:style-name="Hanging_20_indent"><text:span text:style-name="T6">d) </text:span>None of the Above</text:p>
      <text:p text:style-name="P26"/>
      <text:p text:style-name="P26">(Arrow function)</text:p>
      <text:p text:style-name="P27">26. What will the following function return?</text:p>
      <text:p text:style-name="P28"/>
      <text:p text:style-name="P28">var arguments = [1, 2, 3];</text:p>
      <text:p text:style-name="P28">var arr = () =&gt; arguments[2];</text:p>
      <text:p text:style-name="P28">arr();</text:p>
      <text:p text:style-name="P28">function foo(n) {</text:p>
      <text:p text:style-name="P28"><text:s text:c="2"/>var f = () =&gt; arguments[0] + n; </text:p>
      <text:p text:style-name="P28"><text:s text:c="2"/>return f();</text:p>
      <text:p text:style-name="P28">}</text:p>
      <text:p text:style-name="P28">foo(3);</text:p>
      <text:p text:style-name="P28"/>
      <text:p text:style-name="Hanging_20_indent"><text:span text:style-name="T6">a) </text:span>4<text:tab/><text:tab/><text:tab/><text:tab/><text:tab/><text:tab/><text:span text:style-name="T6">b) </text:span>5<text:tab/><text:tab/><text:tab/><text:tab/><text:tab/><text:span text:style-name="T6">c) </text:span>6</text:p>
      <text:p text:style-name="Hanging_20_indent"><text:span text:style-name="T6">d) </text:span>7<text:tab/><text:tab/><text:tab/><text:tab/><text:tab/><text:tab/><text:span text:style-name="T6">e) </text:span>None of the Above</text:p>
      <text:p text:style-name="P26"><text:soft-page-break/></text:p>
      <text:p text:style-name="P26">(Closures)</text:p>
      <text:p text:style-name="P27">27. Which of the following is true about closures?</text:p>
      <text:p text:style-name="Hanging_20_indent"><text:span text:style-name="T6">a) </text:span>Closures are frequently used for currying. </text:p>
      <text:p text:style-name="Hanging_20_indent"><text:span text:style-name="T6">b) </text:span>Function bundled along with it's lexical scope is closure. </text:p>
      <text:p text:style-name="Hanging_20_indent"><text:span text:style-name="T6">c) </text:span>Closures are capable of not only reading, but also manipulating the variables of their outer functions. </text:p>
      <text:p text:style-name="Hanging_20_indent"><text:span text:style-name="T6">d) </text:span>A closure cannot access the variables of the outer function.</text:p>
      <text:p text:style-name="P26"/>
      <text:p text:style-name="P26">(Guess the Output)</text:p>
      <text:p text:style-name="P27">28. Guess the output of the following code.</text:p>
      <text:p text:style-name="P28"/>
      <text:p text:style-name="P28">function greet(user) {</text:p>
      <text:p text:style-name="P28"><text:s text:c="4"/>var user = "Dear " + user;</text:p>
      <text:p text:style-name="P28"><text:s text:c="4"/>return function(greeting="Hello! ") {</text:p>
      <text:p text:style-name="P28"><text:s text:c="8"/>console.log(greeting+user);</text:p>
      <text:p text:style-name="P28"><text:s text:c="4"/>}</text:p>
      <text:p text:style-name="P28">}</text:p>
      <text:p text:style-name="P28"/>
      <text:p text:style-name="P28">var sayHello = greet("Saloni");</text:p>
      <text:p text:style-name="P28">sayHello();</text:p>
      <text:p text:style-name="P28"/>
      <text:p text:style-name="Hanging_20_indent"><text:span text:style-name="T6">a) </text:span>Uncaught ReferenceError: greet is not defined<text:tab/><text:tab/><text:span text:style-name="T6">b) </text:span>Hello! Dear Saloni</text:p>
      <text:p text:style-name="Hanging_20_indent"><text:span text:style-name="T6">c) </text:span>Hello! Dear undefined<text:tab/><text:tab/><text:tab/><text:tab/><text:tab/><text:span text:style-name="T6">d) </text:span>undefined</text:p>
      <text:p text:style-name="P26"/>
      <text:p text:style-name="P26">(Guess the Output)</text:p>
      <text:p text:style-name="P27">29. What will be the output of the following code?</text:p>
      <text:p text:style-name="P28"/>
      <text:p text:style-name="P28">function foo() {</text:p>
      <text:p text:style-name="P28"><text:s text:c="4"/>var a = 8;</text:p>
      <text:p text:style-name="P28"><text:s text:c="4"/>function bar() {</text:p>
      <text:p text:style-name="P28"><text:s text:c="8"/>console.log(a);</text:p>
      <text:p text:style-name="P28"><text:s text:c="4"/>}</text:p>
      <text:p text:style-name="P28"><text:s text:c="4"/>var a = a+2;</text:p>
      <text:p text:style-name="P28"><text:s text:c="4"/>return bar;</text:p>
      <text:p text:style-name="P28">}</text:p>
      <text:p text:style-name="P28">var fun = foo();</text:p>
      <text:p text:style-name="P28">fun();</text:p>
      <text:p text:style-name="P28"/>
      <text:p text:style-name="Hanging_20_indent"><text:span text:style-name="T6">a) </text:span>8<text:tab/><text:tab/><text:tab/><text:span text:style-name="T6">b) </text:span>10<text:tab/><text:tab/><text:tab/><text:tab/><text:span text:style-name="T6">c) </text:span>undefined<text:tab/><text:tab/><text:tab/><text:span text:style-name="T6">d) </text:span>error</text:p>
      <text:p text:style-name="P26"/>
      <text:p text:style-name="P26">(Modify Items in cart)</text:p>
      <text:p text:style-name="P27">30. What gets logged to the console?</text:p>
      <text:p text:style-name="P28"/>
      <text:p text:style-name="P28">function cart() {</text:p>
      <text:p text:style-name="P28"><text:s text:c="4"/>let items = 0;</text:p>
      <text:p text:style-name="P28"><text:s text:c="4"/>return {</text:p>
      <text:p text:style-name="P28"><text:s text:c="7"/>addItem: function () {</text:p>
      <text:p text:style-name="P28"><text:s text:c="12"/>items++;</text:p>
      <text:p text:style-name="P28"><text:s text:c="8"/>},</text:p>
      <text:p text:style-name="P28"><text:s text:c="8"/>getItem: function () {</text:p>
      <text:p text:style-name="P28"><text:soft-page-break/><text:s text:c="12"/>return items;</text:p>
      <text:p text:style-name="P28"><text:s text:c="8"/>}</text:p>
      <text:p text:style-name="P28"><text:s text:c="4"/>};</text:p>
      <text:p text:style-name="P28">}</text:p>
      <text:p text:style-name="P28"/>
      <text:p text:style-name="P28">const closure = cart();</text:p>
      <text:p text:style-name="P28">closure.addItem();</text:p>
      <text:p text:style-name="P28">closure.addItem();</text:p>
      <text:p text:style-name="P28">closure.addItem();</text:p>
      <text:p text:style-name="P28">console.log(closure.getItem());</text:p>
      <text:p text:style-name="P28"/>
      <text:p text:style-name="Hanging_20_indent"><text:span text:style-name="T6">a) </text:span>1<text:tab/><text:tab/><text:tab/><text:span text:style-name="T6">b) </text:span>2<text:tab/><text:tab/><text:tab/><text:tab/><text:span text:style-name="T6">c) </text:span>3<text:tab/><text:tab/><text:tab/><text:tab/><text:span text:style-name="T6">d) </text:span>undefined</text:p>
      <text:p text:style-name="P25"/>
      <text:p text:style-name="P4"/>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11:25.818571627</meta:creation-date>
    <dc:title>Coding Ninjas A4 Sheet</dc:title>
    <meta:editing-duration>PT24M34S</meta:editing-duration>
    <meta:editing-cycles>7</meta:editing-cycles>
    <meta:generator>LibreOffice/7.3.7.2$Linux_X86_64 LibreOffice_project/30$Build-2</meta:generator>
    <dc:date>2023-02-18T19:19:03.401675900</dc:date>
    <meta:document-statistic meta:table-count="0" meta:image-count="0" meta:object-count="0" meta:page-count="12" meta:paragraph-count="439" meta:word-count="1807" meta:character-count="10564" meta:non-whitespace-character-count="8121"/>
    <meta:template xlink:type="simple" xlink:actuate="onRequest" xlink:title="Coding Ninjas A4 Sheet" xlink:href="../../../../../../../../../../../Templates/Coding%20Ninjas%20MCQ%20A4%20Sheet.ott" meta:date="2023-02-16T12:11:23.338720975"/>
  </office:meta>
</office:document-meta>
</file>